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657cm"/>
    </style:style>
    <style:style style:name="co3" style:family="table-column">
      <style:table-column-properties fo:break-before="auto" style:column-width="5.151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5.91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>
            <text:p>TC No.</text:p>
          </table:table-cell>
          <table:table-cell table:style-name="ce2" office:value-type="string">
            <text:p>Preconditions</text:p>
          </table:table-cell>
          <table:table-cell table:style-name="ce2" office:value-type="string">
            <text:p>Scenario 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Status</text:p>
          </table:table-cell>
          <table:table-cell table:style-name="ce4" table:number-columns-repeated="1015"/>
        </table:table-row>
        <table:table-row table:style-name="ro2">
          <table:table-cell office:value-type="string">
            <text:p>TC_001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/>
          <table:table-cell table:style-name="ce3" office:value-type="string">
            <text:p>1.Enter user name</text:p>
            <text:p>2. Enter Password</text:p>
            <text:p>3. click on login button</text:p>
          </table:table-cell>
          <table:table-cell table:style-name="ce3" office:value-type="string">
            <text:p>1. Select the type of issue 2.Select Start and end date 3.Sancation 4.Authority chages if required 5.Click on submit button</text:p>
          </table:table-cell>
          <table:table-cell table:style-name="ce3" office:value-type="string">
            <text:p>Valid date to be given ie, start and end date Valid reason to be mentioned</text:p>
          </table:table-cell>
          <table:table-cell office:value-type="string">
            <text:p>Leave granted</text:p>
          </table:table-cell>
          <table:table-cell table:number-columns-repeated="1016"/>
        </table:table-row>
        <table:table-row table:style-name="ro2">
          <table:table-cell office:value-type="string">
            <text:p>TC_002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/>
          <table:table-cell table:style-name="ce3" office:value-type="string">
            <text:p>1.Enter user name</text:p>
            <text:p>2. Enter Password</text:p>
            <text:p>3. click on login button</text:p>
          </table:table-cell>
          <table:table-cell table:style-name="ce3" office:value-type="string">
            <text:p>1.Select the type of issue 2. Select type of date 3. Type of reason 4. Authority change required 5. Click on submit button</text:p>
          </table:table-cell>
          <table:table-cell table:style-name="ce3" office:value-type="string">
            <text:p>Invalid issue Valid date Valid reason Valid Uthority</text:p>
          </table:table-cell>
          <table:table-cell office:value-type="string">
            <text:p>Leave rejected Error message generated</text:p>
          </table:table-cell>
          <table:table-cell table:number-columns-repeated="1016"/>
        </table:table-row>
        <table:table-row table:style-name="ro2">
          <table:table-cell office:value-type="string">
            <text:p>TC_003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/>
          <table:table-cell table:style-name="ce3" office:value-type="string">
            <text:p>1.Enter user name</text:p>
            <text:p>2. Enter Password</text:p>
            <text:p>3. click on login button</text:p>
          </table:table-cell>
          <table:table-cell table:style-name="ce3" office:value-type="string">
            <text:p>1. Select the type of issue 2.Select Start and end date 3.Sancation 4.Authority chages if required 5.Click on submit button</text:p>
          </table:table-cell>
          <table:table-cell table:style-name="ce3" office:value-type="string">
            <text:p>Invalid issue Valid date Valid reason Valid Uthority</text:p>
          </table:table-cell>
          <table:table-cell office:value-type="string">
            <text:p>Leave rejected Error message generated</text:p>
          </table:table-cell>
          <table:table-cell table:number-columns-repeated="1016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07/12/2021</text:date>, <text:time>12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12-07T12:35:08.93</dc:date>
    <meta:editing-duration>PT11M33S</meta:editing-duration>
    <meta:editing-cycles>2</meta:editing-cycles>
    <meta:document-statistic meta:table-count="3" meta:cell-count="30" meta:object-count="0"/>
  </office:meta>
</office:document-meta>
</file>